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2C5FC5E0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>
      <style:graphic-properties draw:fill-color="#ffffff" draw:textarea-horizontal-align="justify" draw:textarea-vertical-align="middle" draw:auto-grow-height="false"/>
    </style:style>
    <style:style style:name="gr8" style:family="graphic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r10" fo:font-size="12pt" style:font-size-asian="12pt" style:font-size-complex="12pt"/>
    </style:style>
    <style:style style:name="P3" style:family="paragraph">
      <style:text-properties style:font-name="cmr10" fo:font-size="12pt" style:font-size-asian="12pt" style:font-size-complex="1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style:font-name="cmr10"/>
    </style:style>
    <style:style style:name="T1" style:family="text">
      <style:text-properties style:font-name="cmr10" fo:font-size="10pt" style:font-size-asian="10pt" style:font-size-complex="10pt"/>
    </style:style>
    <style:style style:name="T2" style:family="text">
      <style:text-properties style:font-name="cmr1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159cm" svg:height="7.618cm" svg:x="0.007cm" svg:y="0.006cm">
          <draw:image xlink:href="Pictures/10000000000001900000012C5FC5E028.jpg" xlink:type="simple" xlink:show="embed" xlink:actuate="onLoad">
            <text:p/>
          </draw:image>
        </draw:frame>
        <draw:custom-shape draw:style-name="gr2" draw:text-style-name="P2" draw:layer="layout" svg:width="4.826cm" svg:height="3.048cm" svg:x="0.2cm" svg:y="4.318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88cm" svg:height="0.903cm" svg:x="0.131cm" svg:y="6.558cm">
          <draw:text-box>
            <text:p><text:span text:style-name="T1">Black </text:span></text:p>
            <text:p><text:span text:style-name="T1">spoon</text:span></text:p>
          </draw:text-box>
        </draw:frame>
        <draw:frame draw:style-name="gr3" draw:text-style-name="P3" draw:layer="layout" svg:width="1.734cm" svg:height="0.903cm" svg:x="1.331cm" svg:y="6.56cm">
          <draw:text-box>
            <text:p><text:span text:style-name="T1">Orange </text:span></text:p>
            <text:p><text:span text:style-name="T1">bowl</text:span></text:p>
          </draw:text-box>
        </draw:frame>
        <draw:frame draw:style-name="gr3" draw:text-style-name="P3" draw:layer="layout" svg:width="1.387cm" svg:height="0.903cm" svg:x="2.731cm" svg:y="6.56cm">
          <draw:text-box>
            <text:p><text:span text:style-name="T1">Silver</text:span></text:p>
            <text:p><text:span text:style-name="T1">spoon</text:span></text:p>
          </draw:text-box>
        </draw:frame>
        <draw:frame draw:style-name="gr3" draw:text-style-name="P3" draw:layer="layout" svg:width="1.37cm" svg:height="0.903cm" svg:x="3.832cm" svg:y="6.561cm">
          <draw:text-box>
            <text:p><text:span text:style-name="T1">Silver</text:span></text:p>
            <text:p><text:span text:style-name="T1">bowl</text:span></text:p>
          </draw:text-box>
        </draw:frame>
        <draw:line draw:style-name="gr4" draw:text-style-name="P1" draw:layer="layout" svg:x1="0.508cm" svg:y1="6.563cm" svg:x2="4.98cm" svg:y2="6.561cm">
          <text:p/>
        </draw:line>
        <draw:line draw:style-name="gr4" draw:text-style-name="P1" draw:layer="layout" svg:x1="0.508cm" svg:y1="6.558cm" svg:x2="0.508cm" svg:y2="4.572cm">
          <text:p/>
        </draw:line>
        <draw:frame draw:style-name="gr3" draw:text-style-name="P3" draw:layer="layout" svg:width="0.68cm" svg:height="0.577cm" svg:x="0.007cm" svg:y="6.278cm">
          <draw:text-box>
            <text:p><text:span text:style-name="T1">0</text:span></text:p>
          </draw:text-box>
        </draw:frame>
        <draw:frame draw:style-name="gr3" draw:text-style-name="P3" draw:layer="layout" svg:width="0.68cm" svg:height="0.577cm" svg:x="0.007cm" svg:y="4.279cm">
          <draw:text-box>
            <text:p><text:span text:style-name="T1">1</text:span></text:p>
          </draw:text-box>
        </draw:frame>
        <draw:custom-shape draw:style-name="gr5" draw:text-style-name="P1" draw:layer="layout" svg:width="0.762cm" svg:height="1.219cm" svg:x="0.66cm" svg:y="5.3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965cm" svg:x="1.66cm" svg:y="5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203cm" svg:x="3.06cm" svg:y="6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203cm" svg:x="4.16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0.159cm" svg:height="7.618cm" svg:x="0.007cm" svg:y="0.006cm">
          <draw:image xlink:href="Pictures/10000000000001900000012C5FC5E028.jpg" xlink:type="simple" xlink:show="embed" xlink:actuate="onLoad">
            <text:p/>
          </draw:image>
        </draw:frame>
        <draw:custom-shape draw:style-name="gr7" draw:text-style-name="P2" draw:layer="Layout" svg:width="4.826cm" svg:height="3.048cm" svg:x="0.2cm" svg:y="4.31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88cm" svg:height="0.903cm" svg:x="0.131cm" svg:y="6.558cm">
          <draw:text-box>
            <text:p><text:span text:style-name="T1">Black </text:span></text:p>
            <text:p><text:span text:style-name="T1">spoon</text:span></text:p>
          </draw:text-box>
        </draw:frame>
        <draw:frame draw:style-name="gr3" draw:text-style-name="P3" draw:layer="layout" svg:width="1.734cm" svg:height="0.903cm" svg:x="1.331cm" svg:y="6.56cm">
          <draw:text-box>
            <text:p><text:span text:style-name="T1">Orange </text:span></text:p>
            <text:p><text:span text:style-name="T1">bowl</text:span></text:p>
          </draw:text-box>
        </draw:frame>
        <draw:frame draw:style-name="gr3" draw:text-style-name="P3" draw:layer="layout" svg:width="1.387cm" svg:height="0.903cm" svg:x="2.731cm" svg:y="6.56cm">
          <draw:text-box>
            <text:p><text:span text:style-name="T1">Silver</text:span></text:p>
            <text:p><text:span text:style-name="T1">spoon</text:span></text:p>
          </draw:text-box>
        </draw:frame>
        <draw:frame draw:style-name="gr3" draw:text-style-name="P3" draw:layer="layout" svg:width="1.37cm" svg:height="0.903cm" svg:x="3.832cm" svg:y="6.561cm">
          <draw:text-box>
            <text:p><text:span text:style-name="T1">Silver</text:span></text:p>
            <text:p><text:span text:style-name="T1">bowl</text:span></text:p>
          </draw:text-box>
        </draw:frame>
        <draw:line draw:style-name="gr4" draw:text-style-name="P1" draw:layer="layout" svg:x1="0.508cm" svg:y1="6.563cm" svg:x2="4.98cm" svg:y2="6.561cm">
          <text:p/>
        </draw:line>
        <draw:line draw:style-name="gr4" draw:text-style-name="P1" draw:layer="layout" svg:x1="0.508cm" svg:y1="6.558cm" svg:x2="0.508cm" svg:y2="4.572cm">
          <text:p/>
        </draw:line>
        <draw:frame draw:style-name="gr3" draw:text-style-name="P3" draw:layer="layout" svg:width="0.68cm" svg:height="0.577cm" svg:x="0.007cm" svg:y="6.278cm">
          <draw:text-box>
            <text:p><text:span text:style-name="T1">0</text:span></text:p>
          </draw:text-box>
        </draw:frame>
        <draw:frame draw:style-name="gr3" draw:text-style-name="P3" draw:layer="layout" svg:width="0.68cm" svg:height="0.577cm" svg:x="0.007cm" svg:y="4.279cm">
          <draw:text-box>
            <text:p><text:span text:style-name="T1">1</text:span></text:p>
          </draw:text-box>
        </draw:frame>
        <draw:custom-shape draw:style-name="gr8" draw:text-style-name="P1" draw:layer="Layout" svg:width="0.762cm" svg:height="0.457cm" svg:x="0.66cm" svg:y="6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2cm" svg:height="1.727cm" svg:x="1.66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2cm" svg:height="0.102cm" svg:x="3.06cm" svg:y="6.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2cm" svg:height="0.457cm" svg:x="4.16cm" svg:y="6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2cm" svg:height="1.016cm" svg:x="5.842cm" svg:y="0.508cm">
          <text:p text:style-name="P5"><text:span text:style-name="T2">the bowl</text:span></text:p>
          <draw:enhanced-geometry svg:viewBox="0 0 21600 21600" draw:text-areas="800 800 20800 20800" draw:type="round-rectangular-callout" draw:modifiers="-8174.38692098093 18010.6194690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0.159cm" svg:height="7.618cm" svg:x="0.007cm" svg:y="0.006cm">
          <draw:image xlink:href="Pictures/10000000000001900000012C5FC5E028.jpg" xlink:type="simple" xlink:show="embed" xlink:actuate="onLoad">
            <text:p/>
          </draw:image>
        </draw:frame>
        <draw:custom-shape draw:style-name="gr9" draw:text-style-name="P5" draw:layer="layout" svg:width="3.302cm" svg:height="1.016cm" svg:x="5.588cm" svg:y="0.762cm">
          <text:p text:style-name="P5"><text:span text:style-name="T2">the bowl</text:span></text:p>
          <draw:enhanced-geometry svg:viewBox="0 0 21600 21600" draw:text-areas="800 800 20800 20800" draw:type="round-rectangular-callout" draw:modifiers="-8174.38692098093 18010.6194690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45cm" fo:text-indent="0cm"/>
      <style:text-properties fo:font-size="10.199999809265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08cm" fo:text-indent="0cm"/>
      <style:text-properties fo:font-size="8.6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72cm" fo:text-indent="0cm"/>
      <style:text-properties fo:font-size="7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6cm" fo:text-indent="0cm"/>
      <style:text-properties fo:font-size="7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6cm" fo:text-indent="0cm"/>
      <style:text-properties fo:font-size="7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6cm" fo:text-indent="0cm"/>
      <style:text-properties fo:font-size="7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6cm" fo:text-indent="0cm"/>
      <style:text-properties fo:font-size="7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6cm" fo:text-indent="0cm"/>
      <style:text-properties fo:font-size="7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9.144cm" svg:height="1.272cm" svg:x="0.508cm" svg:y="0.303cm" presentation:class="title" presentation:placeholder="true">
        <draw:text-box/>
      </draw:frame>
      <draw:frame presentation:style-name="Default-outline1" draw:layer="backgroundobjects" svg:width="9.144cm" svg:height="4.419cm" svg:x="0.508cm" svg:y="1.783cm" presentation:class="outline" presentation:placeholder="true">
        <draw:text-box/>
      </draw:frame>
      <draw:frame presentation:style-name="Mpr1" draw:text-style-name="MP1" draw:layer="backgroundobjects" svg:width="2.367cm" svg:height="0.525cm" svg:x="0.508cm" svg:y="6.94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3.22cm" svg:height="0.525cm" svg:x="3.474cm" svg:y="6.94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.367cm" svg:height="0.525cm" svg:x="7.284cm" svg:y="6.94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5T18:10:08.115579822</meta:creation-date>
    <dc:date>2014-09-05T19:22:03.874151954</dc:date>
    <meta:editing-duration>PT56M44S</meta:editing-duration>
    <meta:editing-cycles>3</meta:editing-cycles>
    <meta:generator>LibreOffice/4.2.6.3$Linux_X86_64 LibreOffice_project/420m0$Build-3</meta:generator>
    <meta:document-statistic meta:object-count="58"/>
  </office:meta>
</office:document-meta>
</file>